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Some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0:03:04.301000000</meta:creation-date>
    <dc:date>2016-05-31T00:05:00.228000000</dc:date>
    <meta:editing-duration>PT1M56S</meta:editing-duration>
    <meta:editing-cycles>2</meta:editing-cycles>
    <meta:generator>LibreOfficeDev/5.3.0.0.alpha0$Windows_X86_64 LibreOffice_project/1c5e150ec81fca20af80c4372bbc96413a481340</meta:generator>
    <meta:document-statistic meta:object-count="24"/>
  </office:meta>
</office:document-meta>
</file>